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7d6a" officeooo:paragraph-rsid="001b7d6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7d6a" officeooo:paragraph-rsid="001b7d6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cc6e9"/>
    </style:style>
    <style:style style:name="P4" style:family="paragraph" style:parent-style-name="Standard">
      <style:paragraph-properties fo:text-align="start" style:justify-single-word="false"/>
      <style:text-properties officeooo:paragraph-rsid="001e8cdc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b7d6a" officeooo:paragraph-rsid="001b7d6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c6e9" officeooo:paragraph-rsid="001cc6e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7d6a" officeooo:paragraph-rsid="001b7d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c6e9" officeooo:paragraph-rsid="001cc6e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5614" officeooo:paragraph-rsid="001d561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b7d6a" officeooo:paragraph-rsid="001b7d6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1d5614" officeooo:paragraph-rsid="001d5614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1e8cdc" officeooo:paragraph-rsid="001e8cdc" style:font-size-asian="15pt" style:font-weight-asian="bold" style:font-size-complex="15pt" style:font-weight-complex="bold"/>
    </style:style>
    <style:style style:name="T1" style:family="text">
      <style:text-properties fo:font-size="12pt" fo:font-weight="normal" officeooo:rsid="001b7d6a" style:font-size-asian="12pt" style:font-weight-asian="normal" style:font-size-complex="12pt" style:font-weight-complex="normal"/>
    </style:style>
    <style:style style:name="T2" style:family="text">
      <style:text-properties fo:font-size="12pt" fo:font-weight="bold" officeooo:rsid="001b7d6a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5614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1"/>
    </style:style>
    <style:style style:name="T7" style:family="text">
      <style:text-properties officeooo:rsid="001cc6e9"/>
    </style:style>
    <style:style style:name="T8" style:family="text">
      <style:text-properties officeooo:rsid="001d5614"/>
    </style:style>
    <style:style style:name="T9" style:family="text">
      <style:text-properties fo:font-size="15pt" fo:font-weight="bold" officeooo:rsid="001e8cdc" style:font-size-asian="15pt" style:font-weight-asian="bold" style:font-size-complex="1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py</text:p>
      <text:p text:style-name="P1"/>
      <text:p text:style-name="P10"><text:span text:style-name="T7">1. </text:span>Números aleatórios.</text:p>
      <text:p text:style-name="P5"><text:tab/>import numpy as np</text:p>
      <text:p text:style-name="P3"><text:span text:style-name="T1"><text:tab/>np.random.randint(1, 20, 8) → 8 números aleatórios entre 1 e 20 (incluídos).</text:span></text:p>
      <text:p text:style-name="P3"><text:span text:style-name="T1"/></text:p>
      <text:p text:style-name="P3"><text:span text:style-name="T2">2. Mesma sequÊncia de números aleatórios.</text:span></text:p>
      <text:p text:style-name="P5"><text:tab/>np.random<text:span text:style-name="T3">.seed(32)<text:tab/></text:span></text:p>
      <text:p text:style-name="P5"><text:span text:style-name="T3"/></text:p>
      <text:p text:style-name="P6"><text:span text:style-name="T3">3. <text:s/>Números aleatórios com tamanho definido.</text:span></text:p>
      <text:p text:style-name="P6"><text:tab/>B = np.random.randint(1, 1000,<text:span text:style-name="T3"> size = (50, 50)</text:span>)</text:p>
      <text:p text:style-name="P6"><text:tab/><text:tab/><text:tab/><text:tab/><text:tab/><text:span text:style-name="T4">OU</text:span></text:p>
      <text:p text:style-name="P6"><text:span text:style-name="T8"><text:tab/>b = np.random.randint(1, 1000, (50, 50))</text:span></text:p>
      <text:p text:style-name="P6"><text:tab/></text:p>
      <text:p text:style-name="P5"/>
      <text:p text:style-name="P2">Operações:</text:p>
      <text:p text:style-name="P2"/>
      <text:p text:style-name="P7"><text:span text:style-name="T5">¬</text:span><text:span text:style-name="T6"> </text:span>Escalar <text:span text:style-name="T7">(sempre elemento a elemento)</text:span>:</text:p>
      <text:p text:style-name="P7"/>
      <text:p text:style-name="P7"><text:tab/>import numpy as np</text:p>
      <text:p text:style-name="P7"><text:tab/>b = np.zeros(1, 50)</text:p>
      <text:p text:style-name="P7"><text:tab/>print (b * 2) → toda a matriz é multiplicada por 2</text:p>
      <text:p text:style-name="P7"/>
      <text:p text:style-name="P8"><text:span text:style-name="T5">¬</text:span><text:span text:style-name="T6"> Múltiplicação de matrizes:</text:span></text:p>
      <text:p text:style-name="P8"/>
      <text:p text:style-name="P8"><text:tab/>m1<text:span text:style-name="T3">.dot</text:span>(m2)</text:p>
      <text:p text:style-name="P8"/>
      <text:p text:style-name="P11">Comparações: </text:p>
      <text:p text:style-name="P9"><text:span text:style-name="T5"/></text:p>
      <text:p text:style-name="P9"><text:span text:style-name="T5">¬ Elemento a elemento:</text:span></text:p>
      <text:p text:style-name="P9"/>
      <text:p text:style-name="P9">b = np.array([1, 2, 3, 4, 5])</text:p>
      <text:p text:style-name="P9">a = np.array([5, 4, 3, 4, 5])</text:p>
      <text:p text:style-name="P9"/>
      <text:p text:style-name="P9">b == a</text:p>
      <text:p text:style-name="P9"/>
      <text:p text:style-name="P9">result: ([False, False, True, True]) → retorna um array com True ou False elemento a elemento</text:p>
      <text:p text:style-name="P9"/>
      <text:p text:style-name="P9"><text:span text:style-name="T5">¬</text:span><text:span text:style-name="T6"> Matriz inteira:</text:span></text:p>
      <text:p text:style-name="P9"/>
      <text:p text:style-name="P9">b = np.array([1, 2, 3, 4, 5])</text:p>
      <text:p text:style-name="P9">a = np.array([5, 4, 3, 4, 5])</text:p>
      <text:p text:style-name="P9"/>
      <text:p text:style-name="P9">np.array_equal(b, a)</text:p>
      <text:p text:style-name="P9"/>
      <text:p text:style-name="P12">Equações matemáticas: </text:p>
      <text:p text:style-name="P12"/>
      <text:p text:style-name="P4"><text:a xlink:type="simple" xlink:href="https://numpy.org/doc/1.18/reference/routines.math.html" text:style-name="Internet_20_link" text:visited-style-name="Visited_20_Internet_20_Link"><text:span text:style-name="T9">https://numpy.org/doc/1.18/reference/routines.math.html</text:span></text:a></text:p>
      <text:p text:style-name="P8"/>
      <text:p text:style-name="P8"/>
      <text:p text:style-name="P2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4:42:43.989173012</meta:creation-date>
    <dc:date>2023-08-08T15:16:55.496135974</dc:date>
    <meta:editing-duration>PT3M40S</meta:editing-duration>
    <meta:editing-cycles>1</meta:editing-cycles>
    <meta:document-statistic meta:table-count="0" meta:image-count="0" meta:object-count="0" meta:page-count="2" meta:paragraph-count="30" meta:word-count="140" meta:character-count="867" meta:non-whitespace-character-count="737"/>
    <meta:generator>LibreOffice/7.3.7.2$Linux_X86_64 LibreOffice_project/30$Build-2</meta:generator>
  </office:meta>
</office:document-meta>
</file>